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89cm" fo:margin-left="0cm" table:align="left"/>
    </style:style>
    <style:style style:name="Tableau1.A" style:family="table-column">
      <style:table-column-properties style:column-width="0.81cm"/>
    </style:style>
    <style:style style:name="Tableau1.B" style:family="table-column">
      <style:table-column-properties style:column-width="7.789cm"/>
    </style:style>
    <style:style style:name="Tableau1.C" style:family="table-column">
      <style:table-column-properties style:column-width="7.514cm"/>
    </style:style>
    <style:style style:name="Tableau1.D" style:family="table-column">
      <style:table-column-properties style:column-width="0.975cm"/>
    </style:style>
    <style:style style:name="Tableau1.A1" style:family="table-cell">
      <style:table-cell-properties fo:background-color="#ff00cc" fo:padding="0.097cm" fo:border="0.05pt solid #000000">
        <style:background-image/>
      </style:table-cell-properties>
    </style:style>
    <style:style style:name="Tableau1.A2" style:family="table-cell">
      <style:table-cell-properties fo:background-color="#ff99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5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eau1.D32" style:family="table-cell">
      <style:table-cell-properties fo:background-color="#ff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background-color="#00ff66" fo:padding="0.097cm" fo:border-left="0.05pt solid #000000" fo:border-right="none" fo:border-top="none" fo:border-bottom="0.05pt solid #000000">
        <style:background-image/>
      </style:table-cell-properties>
    </style:style>
    <style:style style:name="Tableau1.D41" style:family="table-cell">
      <style:table-cell-properties fo:background-color="#00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background-color="#ff00cc" fo:padding="0.097cm" fo:border-left="0.05pt solid #000000" fo:border-right="none" fo:border-top="none" fo:border-bottom="0.05pt solid #000000">
        <style:background-image/>
      </style:table-cell-properties>
    </style:style>
    <style:style style:name="Tableau1.D53" style:family="table-cell">
      <style:table-cell-properties fo:background-color="#ff00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D61" style:family="table-cell">
      <style:table-cell-properties fo:background-color="#99ff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6f9b2" officeooo:paragraph-rsid="0016f9b2"/>
    </style:style>
    <style:style style:name="P2" style:family="paragraph" style:parent-style-name="Table_20_Contents">
      <style:text-properties officeooo:rsid="0018cf89" officeooo:paragraph-rsid="0018cf89"/>
    </style:style>
    <style:style style:name="P3" style:family="paragraph" style:parent-style-name="Table_20_Contents">
      <style:paragraph-properties fo:text-align="end" style:justify-single-word="false"/>
      <style:text-properties officeooo:rsid="0018cf89" officeooo:paragraph-rsid="0018cf89"/>
    </style:style>
    <style:style style:name="P4" style:family="paragraph" style:parent-style-name="Table_20_Contents">
      <style:paragraph-properties fo:text-align="end" style:justify-single-word="false"/>
      <style:text-properties officeooo:rsid="0019a97c" officeooo:paragraph-rsid="0019a97c"/>
    </style:style>
    <style:style style:name="P5" style:family="paragraph" style:parent-style-name="Table_20_Contents">
      <style:paragraph-properties fo:text-align="end" style:justify-single-word="false"/>
      <style:text-properties officeooo:rsid="0019a97c" officeooo:paragraph-rsid="0019a97c" fo:background-color="transparent"/>
    </style:style>
    <style:style style:name="P6" style:family="paragraph" style:parent-style-name="Table_20_Contents">
      <style:text-properties officeooo:rsid="002342b3" officeooo:paragraph-rsid="002342b3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ize="10pt" fo:font-style="italic" officeooo:rsid="002b312c" officeooo:paragraph-rsid="002b312c" style:font-size-asian="10pt" style:font-style-asian="italic" style:font-size-complex="10pt" style:font-style-complex="italic"/>
    </style:style>
    <style:style style:name="P9" style:family="paragraph" style:parent-style-name="Table_20_Contents">
      <style:text-properties fo:font-size="10pt" fo:font-style="italic" officeooo:rsid="002b5fa4" officeooo:paragraph-rsid="002b5fa4" style:font-size-asian="10pt" style:font-style-asian="italic" style:font-size-complex="10pt" style:font-style-complex="italic"/>
    </style:style>
    <style:style style:name="P10" style:family="paragraph" style:parent-style-name="Table_20_Contents">
      <style:text-properties fo:font-size="10pt" fo:font-style="italic" officeooo:rsid="002c5296" officeooo:paragraph-rsid="002c5296" style:font-size-asian="10pt" style:font-style-asian="italic" style:font-size-complex="10pt" style:font-style-complex="italic"/>
    </style:style>
    <style:style style:name="P11" style:family="paragraph" style:parent-style-name="Table_20_Contents">
      <style:text-properties fo:font-size="10pt" fo:font-style="italic" officeooo:rsid="002c634c" officeooo:paragraph-rsid="002c634c" style:font-size-asian="10pt" style:font-style-asian="italic" style:font-size-complex="10pt" style:font-style-complex="italic"/>
    </style:style>
    <style:style style:name="P12" style:family="paragraph" style:parent-style-name="Table_20_Contents">
      <style:text-properties fo:font-size="10pt" fo:font-style="italic" officeooo:rsid="002d6da8" officeooo:paragraph-rsid="002d6da8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fo:font-size="10pt" fo:font-style="italic" officeooo:rsid="002e2b0b" officeooo:paragraph-rsid="002e2b0b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fo:font-size="10pt" fo:font-style="italic" officeooo:rsid="003005fd" officeooo:paragraph-rsid="003005fd" style:font-size-asian="10pt" style:font-style-asian="italic" style:font-size-complex="10pt" style:font-style-complex="italic"/>
    </style:style>
    <style:style style:name="P15" style:family="paragraph" style:parent-style-name="Table_20_Contents">
      <style:text-properties fo:font-size="10pt" fo:font-style="italic" officeooo:rsid="0031b233" officeooo:paragraph-rsid="0031b233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fo:font-size="10pt" fo:font-style="italic" officeooo:rsid="0032c5fe" officeooo:paragraph-rsid="0032c5fe" style:font-size-asian="10pt" style:font-style-asian="italic" style:font-size-complex="10pt" style:font-style-complex="italic"/>
    </style:style>
    <style:style style:name="P17" style:family="paragraph" style:parent-style-name="Table_20_Contents">
      <style:paragraph-properties fo:text-align="end" style:justify-single-word="false"/>
      <style:text-properties fo:font-size="10pt" fo:font-style="italic" officeooo:rsid="001e5dd0" officeooo:paragraph-rsid="001ef14c" style:font-size-asian="10pt" style:font-style-asian="italic" style:font-size-complex="10pt" style:font-style-complex="italic"/>
    </style:style>
    <style:style style:name="P18" style:family="paragraph" style:parent-style-name="Table_20_Contents">
      <style:paragraph-properties fo:text-align="end" style:justify-single-word="false"/>
      <style:text-properties fo:font-size="10pt" fo:font-style="italic" officeooo:rsid="001e5dd0" officeooo:paragraph-rsid="001e5dd0" style:font-size-asian="10pt" style:font-style-asian="italic" style:font-size-complex="10pt" style:font-style-complex="italic"/>
    </style:style>
    <style:style style:name="P19" style:family="paragraph" style:parent-style-name="Table_20_Contents">
      <style:paragraph-properties fo:text-align="end" style:justify-single-word="false"/>
      <style:text-properties fo:font-size="10pt" fo:font-style="italic" officeooo:rsid="001e5dd0" officeooo:paragraph-rsid="002981e6" style:font-size-asian="10pt" style:font-style-asian="italic" style:font-size-complex="10pt" style:font-style-complex="italic"/>
    </style:style>
    <style:style style:name="P20" style:family="paragraph" style:parent-style-name="Table_20_Contents">
      <style:text-properties fo:font-size="10pt" style:font-size-asian="10pt" style:font-size-complex="10pt"/>
    </style:style>
    <style:style style:name="P21" style:family="paragraph" style:parent-style-name="Table_20_Contents">
      <style:paragraph-properties fo:text-align="end" style:justify-single-word="false"/>
      <style:text-properties fo:font-size="10pt" officeooo:rsid="002b312c" officeooo:paragraph-rsid="002b312c" style:font-size-asian="10pt" style:font-size-complex="10pt"/>
    </style:style>
    <style:style style:name="P22" style:family="paragraph" style:parent-style-name="Table_20_Contents">
      <style:text-properties fo:font-size="10pt" officeooo:rsid="002b312c" officeooo:paragraph-rsid="002b312c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fo:font-size="10pt" officeooo:rsid="002b5fa4" officeooo:paragraph-rsid="002b5fa4" style:font-size-asian="10pt" style:font-size-complex="10pt"/>
    </style:style>
    <style:style style:name="P24" style:family="paragraph" style:parent-style-name="Table_20_Contents">
      <style:text-properties fo:font-size="10pt" officeooo:rsid="002b5fa4" officeooo:paragraph-rsid="002b5fa4" style:font-size-asian="10pt" style:font-size-complex="10pt"/>
    </style:style>
    <style:style style:name="P25" style:family="paragraph" style:parent-style-name="Table_20_Contents">
      <style:paragraph-properties fo:text-align="end" style:justify-single-word="false"/>
      <style:text-properties fo:font-size="10pt" officeooo:rsid="002c5296" officeooo:paragraph-rsid="002c5296" style:font-size-asian="10pt" style:font-size-complex="10pt"/>
    </style:style>
    <style:style style:name="P26" style:family="paragraph" style:parent-style-name="Table_20_Contents">
      <style:text-properties fo:font-size="10pt" officeooo:rsid="002c5296" officeooo:paragraph-rsid="002c5296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fo:font-size="10pt" officeooo:rsid="002c634c" officeooo:paragraph-rsid="002c634c" style:font-size-asian="10pt" style:font-size-complex="10pt"/>
    </style:style>
    <style:style style:name="P28" style:family="paragraph" style:parent-style-name="Table_20_Contents">
      <style:text-properties fo:font-size="10pt" officeooo:rsid="002c634c" officeooo:paragraph-rsid="002c634c" style:font-size-asian="10pt" style:font-size-complex="10pt"/>
    </style:style>
    <style:style style:name="P29" style:family="paragraph" style:parent-style-name="Table_20_Contents">
      <style:paragraph-properties fo:text-align="end" style:justify-single-word="false"/>
      <style:text-properties fo:font-size="10pt" officeooo:rsid="002e2b0b" officeooo:paragraph-rsid="002e2b0b" style:font-size-asian="10pt" style:font-size-complex="10pt"/>
    </style:style>
    <style:style style:name="P30" style:family="paragraph" style:parent-style-name="Table_20_Contents">
      <style:text-properties fo:font-size="10pt" officeooo:rsid="002e2b0b" officeooo:paragraph-rsid="002e2b0b" style:font-size-asian="10pt" style:font-size-complex="10pt"/>
    </style:style>
    <style:style style:name="P31" style:family="paragraph" style:parent-style-name="Table_20_Contents">
      <style:text-properties fo:font-size="10pt" officeooo:rsid="002d6da8" officeooo:paragraph-rsid="002d6da8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font-size="10pt" officeooo:rsid="003005fd" officeooo:paragraph-rsid="003005fd" style:font-size-asian="10pt" style:font-size-complex="10pt"/>
    </style:style>
    <style:style style:name="P33" style:family="paragraph" style:parent-style-name="Table_20_Contents">
      <style:text-properties fo:font-size="10pt" officeooo:rsid="003005fd" officeooo:paragraph-rsid="003005fd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fo:font-size="10pt" officeooo:rsid="0031b233" officeooo:paragraph-rsid="0031b233" style:font-size-asian="10pt" style:font-size-complex="10pt"/>
    </style:style>
    <style:style style:name="P35" style:family="paragraph" style:parent-style-name="Table_20_Contents">
      <style:text-properties fo:font-size="10pt" officeooo:rsid="0031b233" officeooo:paragraph-rsid="0031b233" style:font-size-asian="10pt" style:font-size-complex="10pt"/>
    </style:style>
    <style:style style:name="P36" style:family="paragraph" style:parent-style-name="Table_20_Contents">
      <style:text-properties fo:font-size="10pt" officeooo:rsid="0032c5fe" officeooo:paragraph-rsid="0032c5fe" style:font-size-asian="10pt" style:font-size-complex="10pt"/>
    </style:style>
    <style:style style:name="P37" style:family="paragraph" style:parent-style-name="Table_20_Contents">
      <style:text-properties fo:font-size="10pt" officeooo:rsid="001ef14c" officeooo:paragraph-rsid="001ef14c" style:font-size-asian="10pt" style:font-size-complex="10pt"/>
    </style:style>
    <style:style style:name="P38" style:family="paragraph" style:parent-style-name="Table_20_Contents">
      <style:text-properties fo:font-size="10pt" officeooo:rsid="001e5dd0" officeooo:paragraph-rsid="001e5dd0" style:font-size-asian="10pt" style:font-size-complex="10pt"/>
    </style:style>
    <style:style style:name="P39" style:family="paragraph" style:parent-style-name="Table_20_Contents">
      <style:text-properties fo:font-size="10pt" officeooo:rsid="001d24e7" officeooo:paragraph-rsid="001d24e7" style:font-size-asian="10pt" style:font-size-complex="10pt"/>
    </style:style>
    <style:style style:name="P40" style:family="paragraph" style:parent-style-name="Table_20_Contents">
      <style:text-properties fo:font-size="10pt" officeooo:rsid="001c4687" officeooo:paragraph-rsid="001c4687" style:font-size-asian="10pt" style:font-size-complex="10pt"/>
    </style:style>
    <style:style style:name="P41" style:family="paragraph" style:parent-style-name="Table_20_Contents">
      <style:text-properties fo:font-size="10pt" officeooo:rsid="001a9e83" officeooo:paragraph-rsid="001a9e83" style:font-size-asian="10pt" style:font-size-complex="10pt"/>
    </style:style>
    <style:style style:name="P42" style:family="paragraph" style:parent-style-name="Table_20_Contents">
      <style:text-properties fo:font-size="10pt" officeooo:rsid="0019b719" officeooo:paragraph-rsid="0019b719" style:font-size-asian="10pt" style:font-size-complex="10pt"/>
    </style:style>
    <style:style style:name="P43" style:family="paragraph" style:parent-style-name="Table_20_Contents">
      <style:text-properties fo:font-size="10pt" officeooo:rsid="0018cf89" officeooo:paragraph-rsid="0018cf89" style:font-size-asian="10pt" style:font-size-complex="10pt"/>
    </style:style>
    <style:style style:name="P44" style:family="paragraph" style:parent-style-name="Table_20_Contents">
      <style:text-properties fo:font-size="10pt" officeooo:rsid="0016f9b2" officeooo:paragraph-rsid="0016f9b2" style:font-size-asian="10pt" style:font-size-complex="10pt"/>
    </style:style>
    <style:style style:name="P45" style:family="paragraph" style:parent-style-name="Table_20_Contents">
      <style:text-properties fo:font-size="10pt" officeooo:rsid="0019a97c" officeooo:paragraph-rsid="0019a97c" style:font-size-asian="10pt" style:font-size-complex="10pt"/>
    </style:style>
    <style:style style:name="P46" style:family="paragraph" style:parent-style-name="Table_20_Contents">
      <style:text-properties fo:font-size="10pt" officeooo:rsid="0036ca2e" officeooo:paragraph-rsid="0036ca2e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fo:font-size="10pt" fo:font-style="normal" fo:font-weight="normal" officeooo:rsid="002b312c" officeooo:paragraph-rsid="002b312c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0pt" fo:font-style="normal" fo:font-weight="normal" officeooo:rsid="00245693" officeooo:paragraph-rsid="0024569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0pt" fo:font-style="normal" fo:font-weight="normal" officeooo:rsid="0038aba4" officeooo:paragraph-rsid="0038aba4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font-size="10pt" fo:font-style="normal" officeooo:rsid="002b312c" officeooo:paragraph-rsid="002b312c" style:font-size-asian="10pt" style:font-style-asian="normal" style:font-size-complex="10pt" style:font-style-complex="normal"/>
    </style:style>
    <style:style style:name="P51" style:family="paragraph" style:parent-style-name="Table_20_Contents">
      <style:paragraph-properties fo:text-align="end" style:justify-single-word="false"/>
      <style:text-properties fo:font-size="10pt" fo:font-style="normal" officeooo:rsid="002b5fa4" officeooo:paragraph-rsid="002b5fa4" style:font-size-asian="10pt" style:font-style-asian="normal" style:font-size-complex="10pt" style:font-style-complex="normal"/>
    </style:style>
    <style:style style:name="P52" style:family="paragraph" style:parent-style-name="Table_20_Contents">
      <style:paragraph-properties fo:text-align="end" style:justify-single-word="false"/>
      <style:text-properties fo:font-size="10pt" fo:font-style="normal" officeooo:rsid="002d6da8" officeooo:paragraph-rsid="002d6da8" style:font-size-asian="10pt" style:font-style-asian="normal" style:font-size-complex="10pt" style:font-style-complex="normal"/>
    </style:style>
    <style:style style:name="P53" style:family="paragraph" style:parent-style-name="Table_20_Contents">
      <style:paragraph-properties fo:text-align="end" style:justify-single-word="false"/>
      <style:text-properties fo:font-size="10pt" fo:font-style="normal" officeooo:rsid="0032c5fe" officeooo:paragraph-rsid="0032c5fe" style:font-size-asian="10pt" style:font-style-asian="normal" style:font-size-complex="10pt" style:font-style-complex="normal"/>
    </style:style>
    <style:style style:name="P54" style:family="paragraph" style:parent-style-name="Table_20_Contents">
      <style:paragraph-properties fo:text-align="start" style:justify-single-word="false"/>
      <style:text-properties fo:font-size="10pt" fo:font-style="normal" officeooo:rsid="001ef14c" officeooo:paragraph-rsid="001ef14c" style:font-size-asian="10pt" style:font-style-asian="normal" style:font-size-complex="10pt" style:font-style-complex="normal"/>
    </style:style>
    <style:style style:name="P55" style:family="paragraph" style:parent-style-name="Table_20_Contents">
      <style:paragraph-properties fo:text-align="start" style:justify-single-word="false"/>
      <style:text-properties fo:font-size="10pt" fo:font-style="normal" officeooo:rsid="00239f6b" officeooo:paragraph-rsid="00239f6b" style:font-size-asian="10pt" style:font-style-asian="normal" style:font-size-complex="10pt" style:font-style-complex="normal"/>
    </style:style>
    <style:style style:name="P56" style:family="paragraph" style:parent-style-name="Table_20_Contents">
      <style:paragraph-properties fo:text-align="start" style:justify-single-word="false"/>
      <style:text-properties fo:font-size="10pt" fo:font-style="normal" officeooo:rsid="00258c91" officeooo:paragraph-rsid="00258c91" style:font-size-asian="10pt" style:font-style-asian="normal" style:font-size-complex="10pt" style:font-style-complex="normal"/>
    </style:style>
    <style:style style:name="P57" style:family="paragraph" style:parent-style-name="Table_20_Contents">
      <style:paragraph-properties fo:text-align="start" style:justify-single-word="false"/>
      <style:text-properties fo:color="#808080" fo:font-size="10pt" fo:font-style="italic" style:text-underline-style="none" officeooo:rsid="00258c91" officeooo:paragraph-rsid="00258c91" style:font-size-asian="10pt" style:font-style-asian="italic" style:font-size-complex="10pt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fo:color="#808080" fo:font-size="10pt" fo:font-style="italic" fo:font-weight="normal" officeooo:rsid="00258c91" officeooo:paragraph-rsid="00258c91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fo:color="#808080" fo:font-size="10pt" fo:font-style="italic" officeooo:rsid="0025cf3a" officeooo:paragraph-rsid="0025cf3a" style:font-size-asian="10pt" style:font-style-asian="italic" style:font-size-complex="10pt" style:font-style-complex="italic"/>
    </style:style>
    <style:style style:name="P60" style:family="paragraph" style:parent-style-name="Table_20_Contents">
      <style:paragraph-properties fo:text-align="end" style:justify-single-word="false"/>
      <style:text-properties fo:color="#808080" fo:font-size="10pt" fo:font-style="italic" officeooo:rsid="001e5dd0" officeooo:paragraph-rsid="001ef14c" style:font-size-asian="10pt" style:font-style-asian="italic" style:font-size-complex="10pt" style:font-style-complex="italic"/>
    </style:style>
    <style:style style:name="P61" style:family="paragraph" style:parent-style-name="Table_20_Contents">
      <style:paragraph-properties fo:text-align="start" style:justify-single-word="false"/>
      <style:text-properties fo:color="#808080" fo:font-size="10pt" fo:font-style="italic" officeooo:rsid="0027c522" officeooo:paragraph-rsid="0027c522" style:font-size-asian="10pt" style:font-style-asian="italic" style:font-size-complex="10pt" style:font-style-complex="italic"/>
    </style:style>
    <style:style style:name="P62" style:family="paragraph" style:parent-style-name="Table_20_Contents">
      <style:text-properties fo:color="#808080" fo:font-size="10pt" fo:font-style="italic" officeooo:rsid="002981e6" officeooo:paragraph-rsid="002981e6" style:font-size-asian="10pt" style:font-style-asian="italic" style:font-size-complex="10pt" style:font-style-complex="italic"/>
    </style:style>
    <style:style style:name="P63" style:family="paragraph" style:parent-style-name="Table_20_Contents">
      <style:paragraph-properties fo:text-align="end" style:justify-single-word="false"/>
      <style:text-properties officeooo:paragraph-rsid="0016f9b2"/>
    </style:style>
    <style:style style:name="P6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tyle="italic" fo:font-weight="bold" officeooo:rsid="0016f9b2" officeooo:paragraph-rsid="001993c0" fo:background-color="transparent" style:font-style-asian="italic" style:font-weight-asian="bold" style:font-style-complex="italic" style:font-weight-complex="bold"/>
    </style:style>
    <style:style style:name="P6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tyle="italic" fo:font-weight="bold" officeooo:rsid="0016f9b2" officeooo:paragraph-rsid="0016f9b2" fo:background-color="transparent" style:font-style-asian="italic" style:font-weight-asian="bold" style:font-style-complex="italic" style:font-weight-complex="bold"/>
    </style:style>
    <style:style style:name="P6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tyle="italic" fo:font-weight="bold" officeooo:rsid="0019a97c" officeooo:paragraph-rsid="0032e997" fo:background-color="transparent" style:font-style-asian="italic" style:font-weight-asian="bold" style:font-style-complex="italic" style:font-weight-complex="bold"/>
    </style:style>
    <style:style style:name="P67" style:family="paragraph" style:parent-style-name="Table_20_Contents">
      <style:paragraph-properties fo:text-align="center" style:justify-single-word="false" fo:background-color="#ff99cc">
        <style:background-image/>
      </style:paragraph-properties>
      <style:text-properties fo:font-style="italic" fo:font-weight="bold" officeooo:rsid="0016f9b2" officeooo:paragraph-rsid="0016f9b2" fo:background-color="transparent" style:font-style-asian="italic" style:font-weight-asian="bold" style:font-style-complex="italic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font-size="13pt" fo:font-style="italic" fo:font-weight="bold" officeooo:rsid="0016f9b2" officeooo:paragraph-rsid="0016f9b2" style:font-size-asian="13pt" style:font-style-asian="italic" style:font-weight-asian="bold" style:font-size-complex="13pt" style:font-style-complex="italic" style:font-weight-complex="bold"/>
    </style:style>
    <style:style style:name="P69" style:family="paragraph" style:parent-style-name="Table_20_Contents">
      <style:text-properties fo:font-size="10pt" style:font-size-asian="10pt" style:font-size-complex="10pt"/>
    </style:style>
    <style:style style:name="P70" style:family="paragraph" style:parent-style-name="Table_20_Contents">
      <style:text-properties fo:font-size="10pt" officeooo:rsid="003aecaf" officeooo:paragraph-rsid="003aecaf" style:font-size-asian="10pt" style:font-size-complex="10pt"/>
    </style:style>
    <style:style style:name="P71" style:family="paragraph" style:parent-style-name="Table_20_Contents">
      <style:text-properties fo:font-size="10pt" officeooo:rsid="003cab90" officeooo:paragraph-rsid="003cab90" style:font-size-asian="10pt" style:font-size-complex="10pt"/>
    </style:style>
    <style:style style:name="P72" style:family="paragraph" style:parent-style-name="Table_20_Contents">
      <style:text-properties fo:font-size="10pt" officeooo:rsid="003d69fe" officeooo:paragraph-rsid="003d69fe" style:font-size-asian="10pt" style:font-size-complex="10pt"/>
    </style:style>
    <style:style style:name="P73" style:family="paragraph" style:parent-style-name="Table_20_Contents">
      <style:text-properties fo:font-size="10pt" officeooo:rsid="003f11fe" officeooo:paragraph-rsid="003f11fe" style:font-size-asian="10pt" style:font-size-complex="10pt"/>
    </style:style>
    <style:style style:name="P74" style:family="paragraph" style:parent-style-name="Table_20_Contents">
      <style:text-properties fo:font-size="10pt" officeooo:rsid="00403358" officeooo:paragraph-rsid="00403358" style:font-size-asian="10pt" style:font-size-complex="10pt"/>
    </style:style>
    <style:style style:name="P75" style:family="paragraph" style:parent-style-name="Table_20_Contents">
      <style:text-properties fo:font-size="10pt" officeooo:rsid="0040832e" officeooo:paragraph-rsid="0040832e" style:font-size-asian="10pt" style:font-size-complex="10pt"/>
    </style:style>
    <style:style style:name="P76" style:family="paragraph" style:parent-style-name="Table_20_Contents">
      <style:text-properties fo:font-size="10pt" officeooo:rsid="004275e8" officeooo:paragraph-rsid="004275e8" style:font-size-asian="10pt" style:font-size-complex="10pt"/>
    </style:style>
    <style:style style:name="P77" style:family="paragraph" style:parent-style-name="Table_20_Contents">
      <style:paragraph-properties fo:text-align="end" style:justify-single-word="false"/>
      <style:text-properties fo:font-size="10pt" fo:background-color="#ffff00" style:font-size-asian="10pt" style:font-size-complex="10pt"/>
    </style:style>
    <style:style style:name="P78" style:family="paragraph" style:parent-style-name="Table_20_Contents">
      <style:paragraph-properties fo:text-align="end" style:justify-single-word="false"/>
      <style:text-properties fo:font-size="10pt" fo:font-style="italic" fo:font-weight="bold" officeooo:rsid="002aa6c3" officeooo:paragraph-rsid="002aa6c3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Table_20_Contents">
      <style:paragraph-properties fo:text-align="end" style:justify-single-word="false"/>
      <style:text-properties fo:font-size="10pt" fo:font-style="italic" fo:font-weight="bold" officeooo:rsid="0019a97c" officeooo:paragraph-rsid="0019a97c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Table_20_Contents">
      <style:paragraph-properties fo:text-align="end" style:justify-single-word="false"/>
      <style:text-properties fo:font-size="10pt" fo:font-style="italic" fo:font-weight="bold" officeooo:rsid="004275e8" officeooo:paragraph-rsid="004275e8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font-size="10pt" fo:font-style="normal" fo:font-weight="normal" officeooo:rsid="004275e8" officeooo:paragraph-rsid="004275e8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Table_20_Contents">
      <style:text-properties officeooo:rsid="003f11fe" officeooo:paragraph-rsid="003f11fe"/>
    </style:style>
    <style:style style:name="P83" style:family="paragraph" style:parent-style-name="Table_20_Contents">
      <style:text-properties officeooo:rsid="0040832e" officeooo:paragraph-rsid="0040832e"/>
    </style:style>
    <style:style style:name="P84" style:family="paragraph" style:parent-style-name="Table_20_Contents">
      <style:text-properties officeooo:rsid="004275e8" officeooo:paragraph-rsid="004275e8"/>
    </style:style>
    <style:style style:name="P85" style:family="paragraph" style:parent-style-name="Table_20_Contents">
      <style:paragraph-properties fo:text-align="start" style:justify-single-word="false"/>
      <style:text-properties fo:font-weight="normal" officeooo:rsid="004275e8" officeooo:paragraph-rsid="004275e8" style:font-weight-asian="normal" style:font-weight-complex="normal"/>
    </style:style>
    <style:style style:name="T1" style:family="text">
      <style:text-properties officeooo:rsid="0016f9b2"/>
    </style:style>
    <style:style style:name="T2" style:family="text">
      <style:text-properties officeooo:rsid="001993c0"/>
    </style:style>
    <style:style style:name="T3" style:family="text">
      <style:text-properties officeooo:rsid="0019b719"/>
    </style:style>
    <style:style style:name="T4" style:family="text">
      <style:text-properties officeooo:rsid="0027f0f1"/>
    </style:style>
    <style:style style:name="T5" style:family="text">
      <style:text-properties officeooo:rsid="002981e6"/>
    </style:style>
    <style:style style:name="T6" style:family="text">
      <style:text-properties officeooo:rsid="0031b233"/>
    </style:style>
    <style:style style:name="T7" style:family="text">
      <style:text-properties officeooo:rsid="0032e997"/>
    </style:style>
    <style:style style:name="T8" style:family="text">
      <style:text-properties fo:font-size="13pt" fo:font-style="italic" fo:font-weight="bold" officeooo:rsid="0016f9b2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fo:font-style="italic" fo:font-weight="bold" officeooo:rsid="0019a97c" style:font-size-asian="13pt" style:font-style-asian="italic" style:font-weight-asian="bold" style:font-size-complex="13pt" style:font-style-complex="italic" style:font-weight-complex="bold"/>
    </style:style>
    <style:style style:name="T10" style:family="text">
      <style:text-properties officeooo:rsid="0039e4a8"/>
    </style:style>
    <style:style style:name="T11" style:family="text">
      <style:text-properties officeooo:rsid="003ad4fd"/>
    </style:style>
    <style:style style:name="T12" style:family="text">
      <style:text-properties officeooo:rsid="0043d4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SOMMAIRE RESSOURCES ARTS PLASTIQUES RENTREE 2016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66">Les nouveaux programmes 2016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65"/>
          </table:table-cell>
          <table:table-cell table:style-name="Tableau1.A3" table:number-columns-spanned="2" office:value-type="string">
            <text:p text:style-name="P45">L'histoire des arts dans les nouveaux programmes de collège</text:p>
          </table:table-cell>
          <table:covered-table-cell/>
          <table:table-cell table:style-name="Tableau1.D3" office:value-type="string">
            <text:p text:style-name="P65"/>
          </table:table-cell>
        </table:table-row>
        <table:table-row>
          <table:table-cell table:style-name="Tableau1.A3" office:value-type="string">
            <text:p text:style-name="P65"/>
          </table:table-cell>
          <table:table-cell table:style-name="Tableau1.A3" table:number-columns-spanned="2" office:value-type="string">
            <text:p text:style-name="P45">Le collège 2016 : questions/<text:span text:style-name="T7">réponses</text:span> sur la nouvelle organisation du collège</text:p>
          </table:table-cell>
          <table:covered-table-cell/>
          <table:table-cell table:style-name="Tableau1.D3" office:value-type="string">
            <text:p text:style-name="P65"/>
          </table:table-cell>
        </table:table-row>
        <table:table-row>
          <table:table-cell table:style-name="Tableau1.A3" office:value-type="string">
            <text:p text:style-name="P65"/>
          </table:table-cell>
          <table:table-cell table:style-name="Tableau1.A3" table:number-columns-spanned="2" office:value-type="string">
            <text:p text:style-name="P45">Programmes</text:p>
          </table:table-cell>
          <table:covered-table-cell/>
          <table:table-cell table:style-name="Tableau1.D3" office:value-type="string">
            <text:p text:style-name="P65"/>
          </table:table-cell>
        </table:table-row>
        <table:table-row>
          <table:table-cell table:style-name="Tableau1.A3" office:value-type="string">
            <text:p text:style-name="P65"/>
          </table:table-cell>
          <table:table-cell table:style-name="Tableau1.A3" table:number-rows-spanned="2" office:value-type="string">
            <text:p text:style-name="P46">CYCLE 2</text:p>
          </table:table-cell>
          <table:table-cell table:style-name="Tableau1.A3" office:value-type="string">
            <text:p text:style-name="P46">Spécificités du cycle et socle commun</text:p>
          </table:table-cell>
          <table:table-cell table:style-name="Tableau1.D3" office:value-type="string">
            <text:p text:style-name="P65"/>
          </table:table-cell>
        </table:table-row>
        <table:table-row>
          <table:table-cell table:style-name="Tableau1.A3" office:value-type="string">
            <text:p text:style-name="P65"/>
          </table:table-cell>
          <table:covered-table-cell/>
          <table:table-cell table:style-name="Tableau1.A3" office:value-type="string">
            <text:p text:style-name="P46">Enseignements artistiques</text:p>
          </table:table-cell>
          <table:table-cell table:style-name="Tableau1.D3" office:value-type="string">
            <text:p text:style-name="P65"/>
          </table:table-cell>
        </table:table-row>
        <table:table-row>
          <table:table-cell table:style-name="Tableau1.A3" office:value-type="string">
            <text:p text:style-name="P65"/>
          </table:table-cell>
          <table:table-cell table:style-name="Tableau1.A3" table:number-rows-spanned="3" office:value-type="string">
            <text:p text:style-name="P46">CYCLE 3</text:p>
          </table:table-cell>
          <table:table-cell table:style-name="Tableau1.A3" office:value-type="string">
            <text:p text:style-name="P46">Spécificités du cycle et socle commun</text:p>
          </table:table-cell>
          <table:table-cell table:style-name="Tableau1.D3" office:value-type="string">
            <text:p text:style-name="P65"/>
          </table:table-cell>
        </table:table-row>
        <table:table-row>
          <table:table-cell table:style-name="Tableau1.A3" table:number-rows-spanned="2" office:value-type="string">
            <text:p text:style-name="P65"/>
          </table:table-cell>
          <table:covered-table-cell/>
          <table:table-cell table:style-name="Tableau1.A3" office:value-type="string">
            <text:p text:style-name="P46">Arts plastiques</text:p>
          </table:table-cell>
          <table:table-cell table:style-name="Tableau1.D3" table:number-rows-spanned="2" office:value-type="string">
            <text:p text:style-name="P65"/>
          </table:table-cell>
        </table:table-row>
        <table:table-row>
          <table:covered-table-cell/>
          <table:covered-table-cell/>
          <table:table-cell table:style-name="Tableau1.A3" office:value-type="string">
            <text:p text:style-name="P46">Histoire des arts</text:p>
          </table:table-cell>
          <table:covered-table-cell/>
        </table:table-row>
        <table:table-row>
          <table:table-cell table:style-name="Tableau1.A3" office:value-type="string">
            <text:p text:style-name="P65"/>
          </table:table-cell>
          <table:table-cell table:style-name="Tableau1.A3" table:number-rows-spanned="3" office:value-type="string">
            <text:p text:style-name="P46">CYCLE 4</text:p>
          </table:table-cell>
          <table:table-cell table:style-name="Tableau1.A3" office:value-type="string">
            <text:p text:style-name="P46">Spécificités du cycle et socle commun</text:p>
          </table:table-cell>
          <table:table-cell table:style-name="Tableau1.D3" office:value-type="string">
            <text:p text:style-name="P65"/>
          </table:table-cell>
        </table:table-row>
        <table:table-row>
          <table:table-cell table:style-name="Tableau1.A3" table:number-rows-spanned="2" office:value-type="string">
            <text:p text:style-name="P65"/>
          </table:table-cell>
          <table:covered-table-cell/>
          <table:table-cell table:style-name="Tableau1.A3" office:value-type="string">
            <text:p text:style-name="P46">Arts plastiques</text:p>
          </table:table-cell>
          <table:table-cell table:style-name="Tableau1.D3" table:number-rows-spanned="2" office:value-type="string">
            <text:p text:style-name="P65"/>
          </table:table-cell>
        </table:table-row>
        <table:table-row>
          <table:covered-table-cell/>
          <table:covered-table-cell/>
          <table:table-cell table:style-name="Tableau1.A3" office:value-type="string">
            <text:p text:style-name="P46">Histoire des arts</text:p>
          </table:table-cell>
          <table:covered-table-cell/>
        </table:table-row>
        <table:table-row>
          <table:table-cell table:style-name="Tableau1.A2" table:number-columns-spanned="4" office:value-type="string">
            <text:p text:style-name="P67">En amont du collège : avec quel bagage arrivent les élèves en 6ème, et quels sont les attendus de fin de 6ème</text:p>
          </table:table-cell>
          <table:covered-table-cell/>
          <table:covered-table-cell/>
          <table:covered-table-cell/>
        </table:table-row>
        <table:table-row>
          <table:table-cell table:style-name="Tableau1.A15" table:number-columns-spanned="4" office:value-type="string">
            <text:p text:style-name="P68">Accompagnement des enseignements artistiques aux cycles 2 et 3</text:p>
          </table:table-cell>
          <table:covered-table-cell/>
          <table:covered-table-cell/>
          <table:covered-table-cell/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44">Les enseignements et l'éducation artistiques : une éducation de la sensibilité par la sensibilité</text:p>
          </table:table-cell>
          <table:covered-table-cell/>
          <table:table-cell table:style-name="Tableau1.D88" office:value-type="string">
            <text:p text:style-name="P44">5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44">La dynamique des compétences en arts plastiques</text:p>
          </table:table-cell>
          <table:covered-table-cell/>
          <table:table-cell table:style-name="Tableau1.D88" office:value-type="string">
            <text:p text:style-name="P44">6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44">Projet de l’élève et démarche de projet dans l'enseignement au cycle 2</text:p>
          </table:table-cell>
          <table:covered-table-cell/>
          <table:table-cell table:style-name="Tableau1.D88" office:value-type="string">
            <text:p text:style-name="P44">6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20">__________________________________________________<text:span text:style-name="T1">cycle 3</text:span></text:p>
          </table:table-cell>
          <table:covered-table-cell/>
          <table:table-cell table:style-name="Tableau1.D88" office:value-type="string">
            <text:p text:style-name="P44">5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44">Articuler pratique et acquis culturels en arts plastiques</text:p>
          </table:table-cell>
          <table:covered-table-cell/>
          <table:table-cell table:style-name="Tableau1.D88" office:value-type="string">
            <text:p text:style-name="P44">5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44">La rencontre avec les œuvres en arts plastiques au cycle 2</text:p>
          </table:table-cell>
          <table:covered-table-cell/>
          <table:table-cell table:style-name="Tableau1.D88" office:value-type="string">
            <text:p text:style-name="P44">5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20">_________________________________________<text:span text:style-name="T1">cycle3</text:span></text:p>
          </table:table-cell>
          <table:covered-table-cell/>
          <table:table-cell table:style-name="Tableau1.D88" office:value-type="string">
            <text:p text:style-name="P44">5p</text:p>
          </table:table-cell>
        </table:table-row>
        <table:table-row>
          <table:table-cell table:style-name="Tableau1.A88" office:value-type="string">
            <text:p text:style-name="P70">38</text:p>
          </table:table-cell>
          <table:table-cell table:style-name="Tableau1.B88" table:number-columns-spanned="2" office:value-type="string">
            <text:p text:style-name="P44">Lexique pour les arts plastiques : les éléments du langage plastique</text:p>
          </table:table-cell>
          <table:covered-table-cell/>
          <table:table-cell table:style-name="Tableau1.D88" office:value-type="string">
            <text:p text:style-name="P44">8p</text:p>
          </table:table-cell>
        </table:table-row>
        <table:table-row>
          <table:table-cell table:style-name="Tableau1.A88" office:value-type="string">
            <text:p text:style-name="P70">46</text:p>
          </table:table-cell>
          <table:table-cell table:style-name="Tableau1.B88" table:number-columns-spanned="2" office:value-type="string">
            <text:p text:style-name="P44">Lexique pour les arts plastiques : la diversité des pratiques au service du projet de l'élève</text:p>
          </table:table-cell>
          <table:covered-table-cell/>
          <table:table-cell table:style-name="Tableau1.D88" office:value-type="string">
            <text:p text:style-name="P44">7p</text:p>
          </table:table-cell>
        </table:table-row>
        <table:table-row>
          <table:table-cell table:style-name="Tableau1.A88" office:value-type="string">
            <text:p text:style-name="P70">53</text:p>
          </table:table-cell>
          <table:table-cell table:style-name="Tableau1.B88" table:number-columns-spanned="2" office:value-type="string">
            <text:p text:style-name="P43">Concevoir et mettre en œuvre une séquence d'enseignement en arts plastiques aux cycles 2 et 3</text:p>
          </table:table-cell>
          <table:covered-table-cell/>
          <table:table-cell table:style-name="Tableau1.D88" office:value-type="string">
            <text:p text:style-name="P43">3p</text:p>
          </table:table-cell>
        </table:table-row>
        <table:table-row>
          <table:table-cell table:style-name="Tableau1.A88" office:value-type="string">
            <text:p text:style-name="P70">56</text:p>
          </table:table-cell>
          <table:table-cell table:style-name="Tableau1.B88" table:number-columns-spanned="2" office:value-type="string">
            <text:p text:style-name="P43">Des situations pour créer et s'exprimer en arts plastiques aux cycles 2 et 3</text:p>
          </table:table-cell>
          <table:covered-table-cell/>
          <table:table-cell table:style-name="Tableau1.D88" office:value-type="string">
            <text:p text:style-name="P43">3p</text:p>
          </table:table-cell>
        </table:table-row>
        <table:table-row>
          <table:table-cell table:style-name="Tableau1.A88" office:value-type="string">
            <text:p text:style-name="P71">59</text:p>
          </table:table-cell>
          <table:table-cell table:style-name="Tableau1.B88" table:number-columns-spanned="2" office:value-type="string">
            <text:p text:style-name="P43">La mini galerie en arts plastiques : un espace pour apprendre autrement</text:p>
          </table:table-cell>
          <table:covered-table-cell/>
          <table:table-cell table:style-name="Tableau1.D88" office:value-type="string">
            <text:p text:style-name="P43">4p</text:p>
          </table:table-cell>
        </table:table-row>
        <table:table-row>
          <table:table-cell table:style-name="Tableau1.A88" office:value-type="string">
            <text:p text:style-name="P71">63</text:p>
          </table:table-cell>
          <table:table-cell table:style-name="Tableau1.B88" table:number-columns-spanned="2" office:value-type="string">
            <text:p text:style-name="P43">L’évaluation en arts plastiques au cycle 2</text:p>
          </table:table-cell>
          <table:covered-table-cell/>
          <table:table-cell table:style-name="Tableau1.D88" office:value-type="string">
            <text:p text:style-name="P43">5p</text:p>
          </table:table-cell>
        </table:table-row>
        <table:table-row>
          <table:table-cell table:style-name="Tableau1.A88" office:value-type="string">
            <text:p text:style-name="P71">68</text:p>
          </table:table-cell>
          <table:table-cell table:style-name="Tableau1.B88" table:number-columns-spanned="2" office:value-type="string">
            <text:p text:style-name="P43">L’évaluation en arts plastiques au cycle 3</text:p>
          </table:table-cell>
          <table:covered-table-cell/>
          <table:table-cell table:style-name="Tableau1.D88" office:value-type="string">
            <text:p text:style-name="P43">5p</text:p>
          </table:table-cell>
        </table:table-row>
        <table:table-row>
          <table:table-cell table:style-name="Tableau1.A2" table:number-columns-spanned="4" office:value-type="string">
            <text:p text:style-name="P64"><text:span text:style-name="T2">A</text:span>u collège : <text:span text:style-name="T2">que font les élèves en arts plastiques au collège, comment et pourquoi</text:span></text:p>
          </table:table-cell>
          <table:covered-table-cell/>
          <table:covered-table-cell/>
          <table:covered-table-cell/>
        </table:table-row>
        <table:table-row>
          <table:table-cell table:style-name="Tableau1.A15" table:number-columns-spanned="4" office:value-type="string">
            <text:p text:style-name="P63"><text:span text:style-name="T8">Accompagnement des enseignements artistiques au cycle </text:span><text:span text:style-name="T9">4</text:span></text:p>
          </table:table-cell>
          <table:covered-table-cell/>
          <table:covered-table-cell/>
          <table:covered-table-cell/>
        </table:table-row>
        <table:table-row>
          <table:table-cell table:style-name="Tableau1.A32" table:number-columns-spanned="3" office:value-type="string">
            <text:p text:style-name="P4">Penser son enseignement dans une logique de cycle</text:p>
          </table:table-cell>
          <table:covered-table-cell/>
          <table:covered-table-cell/>
          <table:table-cell table:style-name="Tableau1.D32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1">73</text:p>
          </table:table-cell>
          <table:table-cell table:style-name="Tableau1.B88" table:number-columns-spanned="2" office:value-type="string">
            <text:p text:style-name="P42">Comment reconnaître une progression spiralaire en arts plastiques ?</text:p>
          </table:table-cell>
          <table:covered-table-cell/>
          <table:table-cell table:style-name="Tableau1.D88" office:value-type="string">
            <text:p text:style-name="P6"/>
          </table:table-cell>
        </table:table-row>
        <table:table-row>
          <table:table-cell table:style-name="Tableau1.A88" office:value-type="string">
            <text:p text:style-name="P71">80</text:p>
          </table:table-cell>
          <table:table-cell table:style-name="Tableau1.B88" table:number-columns-spanned="2" office:value-type="string">
            <text:p text:style-name="P43">L<text:span text:style-name="T3">a séquence, une unité d'enseignement opérante et structurante dans le parcours de formation en arts plastiques</text:span></text:p>
          </table:table-cell>
          <table:covered-table-cell/>
          <table:table-cell table:style-name="Tableau1.D88" office:value-type="string">
            <text:p text:style-name="P6"/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42">Penser et mettre en œuvre la progressivité dans un programme curriculaire et de cycle en arts plastiques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1">91</text:p>
          </table:table-cell>
          <table:table-cell table:style-name="Tableau1.B88" table:number-columns-spanned="2" office:value-type="string">
            <text:p text:style-name="P42">Propositions de parcours : progression par approfondissement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1">94</text:p>
          </table:table-cell>
          <table:table-cell table:style-name="Tableau1.B88" table:number-columns-spanned="2" office:value-type="string">
            <text:p text:style-name="P42">La représentation ; images, réalité et fiction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1">123</text:p>
          </table:table-cell>
          <table:table-cell table:style-name="Tableau1.B88" table:number-columns-spanned="2" office:value-type="string">
            <text:p text:style-name="P42">La matérialité de <text:span text:style-name="T5">l’œuvre</text:span> ; l'objet et <text:span text:style-name="T5">l’œuvre</text:span></text:p>
          </table:table-cell>
          <table:covered-table-cell/>
          <table:table-cell table:style-name="Tableau1.D88" office:value-type="string">
            <text:p text:style-name="P2"/>
          </table:table-cell>
        </table:table-row>
        <text:soft-page-break/>
        <table:table-row>
          <table:table-cell table:style-name="Tableau1.A88" office:value-type="string">
            <text:p text:style-name="P72">149</text:p>
          </table:table-cell>
          <table:table-cell table:style-name="Tableau1.B88" table:number-columns-spanned="2" office:value-type="string">
            <text:p text:style-name="P42"><text:span text:style-name="T5">L’œuvre</text:span>, l'espace, l'auteur, le spectateur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2">168</text:p>
          </table:table-cell>
          <table:table-cell table:style-name="Tableau1.B88" table:number-columns-spanned="2" office:value-type="string">
            <text:p text:style-name="P41">Tableau synthétique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41" office:value-type="string">
            <text:p text:style-name="P20"/>
          </table:table-cell>
          <table:table-cell table:style-name="Tableau1.A41" table:number-columns-spanned="2" office:value-type="string">
            <text:p text:style-name="P4">Mettre en œuvre l'enseignement des arts plastiques au cycle 4</text:p>
          </table:table-cell>
          <table:covered-table-cell/>
          <table:table-cell table:style-name="Tableau1.D41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2">170</text:p>
          </table:table-cell>
          <table:table-cell table:style-name="Tableau1.B88" table:number-columns-spanned="2" office:value-type="string">
            <text:p text:style-name="P41">Quatre fiches pour représenter les enjeux des arts plastiques de <text:span text:style-name="T11">l’école</text:span> au <text:span text:style-name="T11">collège</text:span> et leur positionnement dans la scolarité obligatoire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2">172</text:p>
          </table:table-cell>
          <table:table-cell table:style-name="Tableau1.B88" table:number-columns-spanned="2" office:value-type="string">
            <text:p text:style-name="P41">Fiche 1 : les arts plastiques dans le cadre institutionnel de l'éducation, leurs apports à la formation générale, leur position éducative en matière d'enseignement artistique</text:p>
          </table:table-cell>
          <table:covered-table-cell/>
          <table:table-cell table:style-name="Tableau1.D88" office:value-type="string">
            <text:p text:style-name="P82">8p</text:p>
          </table:table-cell>
        </table:table-row>
        <table:table-row>
          <table:table-cell table:style-name="Tableau1.A88" office:value-type="string">
            <text:p text:style-name="P73">180</text:p>
          </table:table-cell>
          <table:table-cell table:style-name="Tableau1.B88" table:number-columns-spanned="2" office:value-type="string">
            <text:p text:style-name="P41">Fiche2 : mise en perspective des programmes et continuum d'une formation en arts plastiques sur l'ensemble des cycles</text:p>
          </table:table-cell>
          <table:covered-table-cell/>
          <table:table-cell table:style-name="Tableau1.D88" office:value-type="string">
            <text:p text:style-name="P82">5p</text:p>
          </table:table-cell>
        </table:table-row>
        <table:table-row>
          <table:table-cell table:style-name="Tableau1.A88" office:value-type="string">
            <text:p text:style-name="P73">185</text:p>
          </table:table-cell>
          <table:table-cell table:style-name="Tableau1.B88" table:number-columns-spanned="2" office:value-type="string">
            <text:p text:style-name="P41">Fiche 3 : les principes didactiques et pédagogiques fondamentaux des arts plastiques, éléments d'approche de la progressivité</text:p>
          </table:table-cell>
          <table:covered-table-cell/>
          <table:table-cell table:style-name="Tableau1.D88" office:value-type="string">
            <text:p text:style-name="P82">6p</text:p>
          </table:table-cell>
        </table:table-row>
        <table:table-row>
          <table:table-cell table:style-name="Tableau1.A88" office:value-type="string">
            <text:p text:style-name="P73">191</text:p>
          </table:table-cell>
          <table:table-cell table:style-name="Tableau1.B88" table:number-columns-spanned="2" office:value-type="string">
            <text:p text:style-name="P41">Fiche 4 : la responsabilité pédagogique du professeur, la notion de projet, l'évaluation au service des apprentissages, la variété des situations d'apprentissage, l'importance des locaux d'enseignement</text:p>
          </table:table-cell>
          <table:covered-table-cell/>
          <table:table-cell table:style-name="Tableau1.D88" office:value-type="string">
            <text:p text:style-name="P82">6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62">Se repérer dans les articulations entre questionnements, compétences travaillées, compétences artistiques et attendus de fin de cycle (compétences essentielles) dans le programme d'arts plastiques du cycle 4</text:p>
            <text:p text:style-name="P19">A venir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62">Attendus de fin de cycle4 en arts plastiques</text:p>
            <text:p text:style-name="P19">A venir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4">197</text:p>
          </table:table-cell>
          <table:table-cell table:style-name="Tableau1.B88" table:number-columns-spanned="2" office:value-type="string">
            <text:p text:style-name="P40">Tableaux des compétences travaillées en arts plastiques aux cycles 2, 3 et 4</text:p>
          </table:table-cell>
          <table:covered-table-cell/>
          <table:table-cell table:style-name="Tableau1.D88" office:value-type="string">
            <text:p text:style-name="P83">5p</text:p>
          </table:table-cell>
        </table:table-row>
        <table:table-row>
          <table:table-cell table:style-name="Tableau1.A88" office:value-type="string">
            <text:p text:style-name="P75">202</text:p>
          </table:table-cell>
          <table:table-cell table:style-name="Tableau1.B88" table:number-columns-spanned="2" office:value-type="string">
            <text:p text:style-name="P39">La verbalisation ou l'art de rendre compatibles l'expression personnelle et les apprentissages</text:p>
          </table:table-cell>
          <table:covered-table-cell/>
          <table:table-cell table:style-name="Tableau1.D88" office:value-type="string">
            <text:p text:style-name="P83">21p</text:p>
          </table:table-cell>
        </table:table-row>
        <table:table-row>
          <table:table-cell table:style-name="Tableau1.A88" office:value-type="string">
            <text:p text:style-name="P75">223</text:p>
          </table:table-cell>
          <table:table-cell table:style-name="Tableau1.B88" table:number-columns-spanned="2" office:value-type="string">
            <text:p text:style-name="P39">Une étude de cas « intérieur bleu ! » partie1 : la genèse d'un cours, le passage des œuvres aux apprentissages</text:p>
          </table:table-cell>
          <table:covered-table-cell/>
          <table:table-cell table:style-name="Tableau1.D88" office:value-type="string">
            <text:p text:style-name="P83">9p</text:p>
          </table:table-cell>
        </table:table-row>
        <table:table-row>
          <table:table-cell table:style-name="Tableau1.A88" office:value-type="string">
            <text:p text:style-name="P75">232</text:p>
          </table:table-cell>
          <table:table-cell table:style-name="Tableau1.B88" table:number-columns-spanned="2" office:value-type="string">
            <text:p text:style-name="P39">Une étude de cas « intérieur bleu ! » partie 2 : de la pratique artistique à la réception sensible d'une <text:span text:style-name="T10">œuvre</text:span></text:p>
          </table:table-cell>
          <table:covered-table-cell/>
          <table:table-cell table:style-name="Tableau1.D88" office:value-type="string">
            <text:p text:style-name="P83">16p</text:p>
          </table:table-cell>
        </table:table-row>
        <table:table-row>
          <table:table-cell table:style-name="Tableau1.A53" office:value-type="string">
            <text:p text:style-name="P77"/>
          </table:table-cell>
          <table:table-cell table:style-name="Tableau1.A53" table:number-columns-spanned="2" office:value-type="string">
            <text:p text:style-name="P5">Approfondir ses connaissances pour enseigner</text:p>
          </table:table-cell>
          <table:covered-table-cell/>
          <table:table-cell table:style-name="Tableau1.D53" office:value-type="string">
            <text:p text:style-name="P3"/>
          </table:table-cell>
        </table:table-row>
        <table:table-row>
          <table:table-cell table:style-name="Tableau1.A88" office:value-type="string">
            <text:p text:style-name="P75">248</text:p>
          </table:table-cell>
          <table:table-cell table:style-name="Tableau1.B88" table:number-columns-spanned="2" office:value-type="string">
            <text:p text:style-name="P38">Enseignement des arts plastiques et projet d'enseignement</text:p>
          </table:table-cell>
          <table:covered-table-cell/>
          <table:table-cell table:style-name="Tableau1.D88" office:value-type="string">
            <text:p text:style-name="P83">7p</text:p>
          </table:table-cell>
        </table:table-row>
        <table:table-row>
          <table:table-cell table:style-name="Tableau1.A88" office:value-type="string">
            <text:p text:style-name="P75">255</text:p>
          </table:table-cell>
          <table:table-cell table:style-name="Tableau1.B88" table:number-columns-spanned="2" office:value-type="string">
            <text:p text:style-name="P38">Enseignement des arts plastiques et projet de l'élève</text:p>
          </table:table-cell>
          <table:covered-table-cell/>
          <table:table-cell table:style-name="Tableau1.D88" office:value-type="string">
            <text:p text:style-name="P83">7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61">Une <text:span text:style-name="T4">étude</text:span> de cas : « <text:span text:style-name="T4">matérialité-construction-équilibre</text:span> », le travail du projet d'enseignement dans une séquence d'arts <text:span text:style-name="T4">plastiques</text:span></text:p>
            <text:p text:style-name="P18">A venir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5">262</text:p>
          </table:table-cell>
          <table:table-cell table:style-name="Tableau1.B88" table:number-columns-spanned="2" office:value-type="string">
            <text:p text:style-name="P38">Quelques repères pour situer et actualiser la question du numérique dans l'enseignement des arts plastiques</text:p>
          </table:table-cell>
          <table:covered-table-cell/>
          <table:table-cell table:style-name="Tableau1.D88" office:value-type="string">
            <text:p text:style-name="P83">14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59">Se repérer dans les méandres de la notion d'interdisciplinarité, identifier de possibles obstacles pour mettre en œuvre le travail interdisciplinaire</text:p>
            <text:p text:style-name="P60">A venir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5">276</text:p>
          </table:table-cell>
          <table:table-cell table:style-name="Tableau1.B88" table:number-columns-spanned="2" office:value-type="string">
            <text:p text:style-name="P56">Cinq fiches pour définir l'image dans son pouvoir de représenter</text:p>
          </table:table-cell>
          <table:covered-table-cell/>
          <table:table-cell table:style-name="Tableau1.D88" office:value-type="string">
            <text:p text:style-name="P83">14p</text:p>
          </table:table-cell>
        </table:table-row>
        <table:table-row>
          <table:table-cell table:style-name="Tableau1.A88" office:value-type="string">
            <text:p text:style-name="P75">290</text:p>
          </table:table-cell>
          <table:table-cell table:style-name="Tableau1.B88" table:number-columns-spanned="2" office:value-type="string">
            <text:p text:style-name="P38">Trois fiches pour réfléchir, comprendre et mettre en œuvre la manière de voir et de comprendre une œuvre à <text:s/>partir de sa reproduction</text:p>
          </table:table-cell>
          <table:covered-table-cell/>
          <table:table-cell table:style-name="Tableau1.D88" office:value-type="string">
            <text:p text:style-name="P84">7p</text:p>
          </table:table-cell>
        </table:table-row>
        <table:table-row>
          <table:table-cell table:style-name="Tableau1.A61" office:value-type="string">
            <text:p text:style-name="P20"/>
          </table:table-cell>
          <table:table-cell table:style-name="Tableau1.A61" table:number-columns-spanned="2" office:value-type="string">
            <text:p text:style-name="P4">Pour aller plus loin</text:p>
          </table:table-cell>
          <table:covered-table-cell/>
          <table:table-cell table:style-name="Tableau1.D61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6">297</text:p>
          </table:table-cell>
          <table:table-cell table:style-name="Tableau1.B88" table:number-columns-spanned="2" office:value-type="string">
            <text:p text:style-name="P37">Compréhension, usages et résonances du mot « projet » dans l'enseignement des arts plastiques</text:p>
          </table:table-cell>
          <table:covered-table-cell/>
          <table:table-cell table:style-name="Tableau1.D88" office:value-type="string">
            <text:p text:style-name="P84">3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58">Les usages du numérique en arts plastiques</text:p>
            <text:p text:style-name="P17">A venir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6">300</text:p>
          </table:table-cell>
          <table:table-cell table:style-name="Tableau1.B88" table:number-columns-spanned="2" office:value-type="string">
            <text:p text:style-name="P48">Quelques enjeux éducatifs de l'image numérique en arts plastiques au collège et au lycée</text:p>
          </table:table-cell>
          <table:covered-table-cell/>
          <table:table-cell table:style-name="Tableau1.D88" office:value-type="string">
            <text:p text:style-name="P85">9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57">L'interdisciplinarité : un « familier dans l'enseignement des arts plastiques</text:p>
            <text:p text:style-name="P17">A venir</text:p>
          </table:table-cell>
          <table:covered-table-cell/>
          <table:table-cell table:style-name="Tableau1.D88" office:value-type="string">
            <text:p text:style-name="P2"/>
          </table:table-cell>
        </table:table-row>
        <table:table-row>
          <table:table-cell table:style-name="Tableau1.A88" office:value-type="string">
            <text:p text:style-name="P76">309</text:p>
          </table:table-cell>
          <table:table-cell table:style-name="Tableau1.B88" table:number-columns-spanned="2" office:value-type="string">
            <text:p text:style-name="P54">Qu'apporte l'analyse d’œuvre à l'élève en arts plastiques, à quoi lui sert-elle ?</text:p>
          </table:table-cell>
          <table:covered-table-cell/>
          <table:table-cell table:style-name="Tableau1.D88" office:value-type="string">
            <text:p text:style-name="P84">6p</text:p>
          </table:table-cell>
        </table:table-row>
        <table:table-row>
          <table:table-cell table:style-name="Tableau1.A67" office:value-type="string">
            <text:p text:style-name="P76">31<text:span text:style-name="T12">5</text:span></text:p>
          </table:table-cell>
          <table:table-cell table:style-name="Tableau1.B67" table:number-columns-spanned="2" office:value-type="string">
            <text:p text:style-name="P55">Faire la différence entre problème et question ; construire des problématiques et problématiser</text:p>
          </table:table-cell>
          <table:covered-table-cell/>
          <table:table-cell table:style-name="Tableau1.D67" office:value-type="string">
            <text:p text:style-name="P84">12p</text:p>
          </table:table-cell>
        </table:table-row>
        <text:soft-page-break/>
        <table:table-row>
          <table:table-cell table:style-name="Tableau1.A2" table:number-columns-spanned="4" office:value-type="string">
            <text:p text:style-name="P78">Rapport inspection générale</text:p>
          </table:table-cell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81">327</text:p>
          </table:table-cell>
          <table:table-cell table:style-name="Tableau1.A3" table:number-columns-spanned="2" office:value-type="string">
            <text:p text:style-name="P49">Rapport IGEN</text:p>
            <text:p text:style-name="P49">technologies de l'information et de la communication</text:p>
          </table:table-cell>
          <table:covered-table-cell/>
          <table:table-cell table:style-name="Tableau1.D3" office:value-type="string">
            <text:p text:style-name="P49">3p</text:p>
          </table:table-cell>
        </table:table-row>
        <table:table-row>
          <table:table-cell table:style-name="Tableau1.A3" office:value-type="string">
            <text:p text:style-name="P80">330</text:p>
          </table:table-cell>
          <table:table-cell table:style-name="Tableau1.A3" table:number-columns-spanned="2" office:value-type="string">
            <text:p text:style-name="P49">La place des enseignements artistiques dans la réussite des élèves</text:p>
          </table:table-cell>
          <table:covered-table-cell/>
          <table:table-cell table:style-name="Tableau1.D3" office:value-type="string">
            <text:p text:style-name="P49">60p</text:p>
          </table:table-cell>
        </table:table-row>
        <table:table-row>
          <table:table-cell table:style-name="Tableau1.A2" table:number-columns-spanned="4" office:value-type="string">
            <text:p text:style-name="P79">Lectures théoriques</text:p>
          </table:table-cell>
          <table:covered-table-cell/>
          <table:covered-table-cell/>
          <table:covered-table-cell/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8">Artiste/ enseignant en arts plastiques</text:p>
            <text:p text:style-name="P21">Gilbert Pelissier </text:p>
          </table:table-cell>
          <table:covered-table-cell/>
          <table:table-cell table:style-name="Tableau1.D88" office:value-type="string">
            <text:p text:style-name="P22">4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8">La pratique</text:p>
            <text:p text:style-name="P47">Gilbert Pelissier</text:p>
          </table:table-cell>
          <table:covered-table-cell/>
          <table:table-cell table:style-name="Tableau1.D88" office:value-type="string">
            <text:p text:style-name="P22">22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8">Colloque sur l'artistique/ Arts plastiques, art et enseignement</text:p>
            <text:p text:style-name="P50">Gilbert Pelissier</text:p>
          </table:table-cell>
          <table:covered-table-cell/>
          <table:table-cell table:style-name="Tableau1.D88" office:value-type="string">
            <text:p text:style-name="P22">9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8">Être de son temps</text:p>
            <text:p text:style-name="P50">Gilbert Pelissier</text:p>
          </table:table-cell>
          <table:covered-table-cell/>
          <table:table-cell table:style-name="Tableau1.D88" office:value-type="string">
            <text:p text:style-name="P22">1p</text:p>
          </table:table-cell>
        </table:table-row>
        <table:table-row>
          <table:table-cell table:style-name="Tableau1.A88" office:value-type="string">
            <text:p text:style-name="P20"/>
          </table:table-cell>
          <table:table-cell table:style-name="Tableau1.B88" table:number-columns-spanned="2" office:value-type="string">
            <text:p text:style-name="P8">Arts plastiques et culture métisse</text:p>
            <text:p text:style-name="P50">Gilbert Pelissier</text:p>
          </table:table-cell>
          <table:covered-table-cell/>
          <table:table-cell table:style-name="Tableau1.D88" office:value-type="string">
            <text:p text:style-name="P22">2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8">Au-delà de l'image, les œuvres</text:p>
            <text:p text:style-name="P50">Gilbert Pelissier</text:p>
          </table:table-cell>
          <table:covered-table-cell/>
          <table:table-cell table:style-name="Tableau1.D88" office:value-type="string">
            <text:p text:style-name="P22">4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9">L'éducation esthétique et artistique à l'école, est un problème, pas une solution</text:p>
            <text:p text:style-name="P23">Christian Ruby</text:p>
          </table:table-cell>
          <table:covered-table-cell/>
          <table:table-cell table:style-name="Tableau1.D88" office:value-type="string">
            <text:p text:style-name="P24">8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9">La réécriture du monde politique par l'art public contemporain</text:p>
            <text:p text:style-name="P51">Christian Ruby</text:p>
          </table:table-cell>
          <table:covered-table-cell/>
          <table:table-cell table:style-name="Tableau1.D88" office:value-type="string">
            <text:p text:style-name="P24">13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10">Les critères de l’œuvre</text:p>
            <text:p text:style-name="P25">conférence d'Agnès Tricoire</text:p>
          </table:table-cell>
          <table:covered-table-cell/>
          <table:table-cell table:style-name="Tableau1.D88" office:value-type="string">
            <text:p text:style-name="P26">2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10">De l'éducation artistique à l'éducation culturelle</text:p>
            <text:p text:style-name="P25">conférence mondiale sur l'éducation artistique</text:p>
          </table:table-cell>
          <table:covered-table-cell/>
          <table:table-cell table:style-name="Tableau1.D88" office:value-type="string">
            <text:p text:style-name="P26">14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11">Du dessin aux arts plastiques ; repères historiques et évolution <text:s/>jusqu'en 1996</text:p>
            <text:p text:style-name="P27">Marie-Jeanne Brondeau-Four et Martine Colboc-Terville</text:p>
          </table:table-cell>
          <table:covered-table-cell/>
          <table:table-cell table:style-name="Tableau1.D88" office:value-type="string">
            <text:p text:style-name="P28">69p</text:p>
          </table:table-cell>
        </table:table-row>
        <table:table-row>
          <table:table-cell table:style-name="Tableau1.A88" office:value-type="string">
            <text:p text:style-name="P7"/>
          </table:table-cell>
          <table:table-cell table:style-name="Tableau1.B88" table:number-columns-spanned="2" office:value-type="string">
            <text:p text:style-name="P12">L'approche par compétences en arts plastiques</text:p>
            <text:p text:style-name="P52">Bernard-André Gaillot</text:p>
          </table:table-cell>
          <table:covered-table-cell/>
          <table:table-cell table:style-name="Tableau1.D88" office:value-type="string">
            <text:p text:style-name="P31">46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13">Grand écart et petits écarts : figures de style de l'expérience pédagogique en arts plastiques</text:p>
            <text:p text:style-name="P29">Marie-josé Muller-Lorca</text:p>
            <text:p text:style-name="P29">extrait de « entre 2, la médiation à l’œuvre » (intervention du 27/03/2004)</text:p>
          </table:table-cell>
          <table:covered-table-cell/>
          <table:table-cell table:style-name="Tableau1.D88" office:value-type="string">
            <text:p text:style-name="P30">8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13">Enseigner des problèmes</text:p>
            <text:p text:style-name="P29">Bernard Michaux</text:p>
          </table:table-cell>
          <table:covered-table-cell/>
          <table:table-cell table:style-name="Tableau1.D88" office:value-type="string">
            <text:p text:style-name="P30">7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14">L'Art peut-il se passer de commentaires ?</text:p>
            <text:p text:style-name="P32">Philippe Sabourdin (IPR arts plastiques <text:span text:style-name="T6">Paris</text:span>)</text:p>
            <text:p text:style-name="P32">colloque au MAC/VAL 25/03/2006</text:p>
          </table:table-cell>
          <table:covered-table-cell/>
          <table:table-cell table:style-name="Tableau1.D88" office:value-type="string">
            <text:p text:style-name="P33">15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15">Partir des situations de travail en formation continue</text:p>
            <text:p text:style-name="P34">Philippe Perrenoud</text:p>
            <text:p text:style-name="P34">conférence prononcée par Jean-Marc Doré</text:p>
          </table:table-cell>
          <table:covered-table-cell/>
          <table:table-cell table:style-name="Tableau1.D88" office:value-type="string">
            <text:p text:style-name="P35">7p</text:p>
          </table:table-cell>
        </table:table-row>
        <table:table-row>
          <table:table-cell table:style-name="Tableau1.A88" office:value-type="string">
            <text:p text:style-name="Table_20_Contents"/>
          </table:table-cell>
          <table:table-cell table:style-name="Tableau1.B88" table:number-columns-spanned="2" office:value-type="string">
            <text:p text:style-name="P15">La question d'une compétence à l’œuvre et les problématiques qu'elle engage dans un établissement d'enseignement scolaire</text:p>
            <text:p text:style-name="P34">Christian Vieaux, IA-IPR d'Arts plastiques</text:p>
          </table:table-cell>
          <table:covered-table-cell/>
          <table:table-cell table:style-name="Tableau1.D88" office:value-type="string">
            <text:p text:style-name="P35">12p</text:p>
          </table:table-cell>
        </table:table-row>
        <table:table-row>
          <table:table-cell table:style-name="Tableau1.A89" office:value-type="string">
            <text:p text:style-name="Table_20_Contents"/>
          </table:table-cell>
          <table:table-cell table:style-name="Tableau1.B89" table:number-columns-spanned="2" office:value-type="string">
            <text:p text:style-name="P16">Huit thèses pour (ou contre?) une sémiologie de la peinture</text:p>
            <text:p text:style-name="P53">Hubert Damish 1974</text:p>
          </table:table-cell>
          <table:covered-table-cell/>
          <table:table-cell table:style-name="Tableau1.D89" office:value-type="string">
            <text:p text:style-name="P36">8p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1:29:12.822000000</meta:creation-date>
    <dc:date>2020-09-11T10:15:15.269000000</dc:date>
    <meta:editing-duration>PT2H48M59S</meta:editing-duration>
    <meta:editing-cycles>46</meta:editing-cycles>
    <meta:generator>LibreOffice/4.3.1.2$Windows_x86 LibreOffice_project/958349dc3b25111dbca392fbc281a05559ef6848</meta:generator>
    <meta:document-statistic meta:table-count="1" meta:image-count="0" meta:object-count="0" meta:page-count="3" meta:paragraph-count="205" meta:word-count="1068" meta:character-count="6834" meta:non-whitespace-character-count="5968"/>
  </office:meta>
</office:document-meta>
</file>